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d37" officeooo:paragraph-rsid="0009ed37"/>
    </style:style>
    <style:style style:name="P2" style:family="paragraph" style:parent-style-name="Standard">
      <style:text-properties officeooo:rsid="000a15fc" officeooo:paragraph-rsid="000a15fc"/>
    </style:style>
    <style:style style:name="P3" style:family="paragraph" style:parent-style-name="Standard">
      <style:text-properties officeooo:rsid="000bb18e" officeooo:paragraph-rsid="000bb18e"/>
    </style:style>
    <style:style style:name="P4" style:family="paragraph" style:parent-style-name="Standard">
      <style:text-properties officeooo:rsid="000daccf" officeooo:paragraph-rsid="000daccf"/>
    </style:style>
    <style:style style:name="P5" style:family="paragraph" style:parent-style-name="Standard">
      <style:text-properties officeooo:rsid="000e8fee" officeooo:paragraph-rsid="000e8fee"/>
    </style:style>
    <style:style style:name="P6" style:family="paragraph" style:parent-style-name="Standard">
      <style:text-properties officeooo:rsid="000fe428" officeooo:paragraph-rsid="000fe428"/>
    </style:style>
    <style:style style:name="P7" style:family="paragraph" style:parent-style-name="Standard">
      <style:text-properties officeooo:paragraph-rsid="0011f9af"/>
    </style:style>
    <style:style style:name="P8" style:family="paragraph" style:parent-style-name="Standard">
      <style:text-properties officeooo:rsid="00158488" officeooo:paragraph-rsid="00158488"/>
    </style:style>
    <style:style style:name="P9" style:family="paragraph" style:parent-style-name="Standard">
      <style:text-properties officeooo:rsid="00161bcb" officeooo:paragraph-rsid="00161bcb"/>
    </style:style>
    <style:style style:name="P10" style:family="paragraph" style:parent-style-name="Standard">
      <style:text-properties officeooo:rsid="00172ad4" officeooo:paragraph-rsid="00172ad4"/>
    </style:style>
    <style:style style:name="T1" style:family="text">
      <style:text-properties officeooo:rsid="000bb18e"/>
    </style:style>
    <style:style style:name="T2" style:family="text">
      <style:text-properties officeooo:rsid="00112f5f"/>
    </style:style>
    <style:style style:name="T3" style:family="text">
      <style:text-properties officeooo:rsid="0011f9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Docker</text:p>
      <text:p text:style-name="P1">aprenderas bases importantes como: </text:p>
      <text:p text:style-name="P1">-imagenes</text:p>
      <text:p text:style-name="P1">-contenedores</text:p>
      <text:p text:style-name="P1">-volumenes</text:p>
      <text:p text:style-name="P1">-redes</text:p>
      <text:p text:style-name="P1">-docker compose</text:p>
      <text:p text:style-name="P1">-docker registry</text:p>
      <text:p text:style-name="P1"/>
      <text:p text:style-name="P1">Que es docker? Es una herramienta que permite desplegar aplicaciones en contenedores, de forma rapida y portable.</text:p>
      <text:p text:style-name="P1">Aplicacion de bolsillo, debido a que su arquitectura utiliza contenedores e imagenes, en una imagen defines toda la configuracion de todo el software, las librerias y las demas cosas que necesita la aplicación.</text:p>
      <text:p text:style-name="P1"/>
      <text:p text:style-name="P2">Arquitectura de Docker: Docker Host donde se aloja el servidor, <text:span text:style-name="T1">que vive dentro de la casa de docker host, vive el mismo servicio de docker que se llama docker daemon y ese es en realidad es el que presenta todos los servicios, luego tenemos una API y tenemos un cliente.</text:span></text:p>
      <text:p text:style-name="P3">Cuando escribimos docker en la terminal nos conectamos por medio de la API, hacia el server y por medio de el server utilizamos la API para contestar al cliente es decir la API.</text:p>
      <text:p text:style-name="P4">Entonces docker es el cliente que se comunica con el server por medio de una API, con el docker client podemos manejar contenedores, <text:s/>imagenes, volumenes y redes, y todo esto lo podemos hacer utilizando el client </text:p>
      <text:p text:style-name="P4"/>
      <text:p text:style-name="P5">Que es una imagen?</text:p>
      <text:p text:style-name="P5">Las imagenes viven dentro del docker host.</text:p>
      <text:p text:style-name="P5">Para tener una idea clara que una imagen es un paquete, que contiene toda la configuracion necesaria para que funcione el servicio. Eso es una imagen es un paquete que contiene todo lo necesario para que pueda ejecutarse la aplicación.</text:p>
      <text:p text:style-name="P6">Digamos que las imagenes se conforma por capas, puede tener n cantidad de capas, las capas que quieran.</text:p>
      <text:p text:style-name="P6">La primera capa normalmente tiene un from significa dentro de la imagen que sistema operativo voy a utilizar. Entonces la imagen va a contener un mini sistema operativo que no pesa mas de 120 megas. Primera capa definimos que sistema operativo vamos a tener dentro de la imagen. En la capa dos tenemos un run, <text:span text:style-name="T2">donde podriamos instalar apache y la tercera capa va a tener el CMD, y CMD es la linea que se va a ejecutar, lo que definamos en el CMD es lo que va a levantar el servicio. En la capa 3 en el CMD deberiamos ejecutar, definir un comando que inicie el servicio de la capa dos.</text:span></text:p>
      <text:p text:style-name="P7"><text:span text:style-name="T3">Estas capas son solo de lectura. Estas capas se crean utilizando un archivo que se llama dockerfile.</text:span></text:p>
      <text:p text:style-name="P7"/>
      <text:p text:style-name="P8">Que es un contenedor?</text:p>
      <text:p text:style-name="P9">Seria como una capa mas de la imagen, pero esta capa es temporal, esta se puede crear y borrar.</text:p>
      <text:p text:style-name="P9">Lo que tiene el contenedor son, imagen, volumenes, redes para poder comunicar contenedores entre si.</text:p>
      <text:p text:style-name="P9">Entonces los contenedores serian como una capa adicional de ejecucion que realmente inicia todo lo que esta definido en la imagen.</text:p>
      <text:p text:style-name="P9"/>
      <text:p text:style-name="P10">Contenedores vs maquina virtual.</text:p>
      <text:p text:style-name="P10">Un contenedor sea crea a partir de una imagen y utiliza todo lo que esta definido en la imagen para correr. </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6T20:13:58.418840568</meta:creation-date>
    <dc:date>2022-06-20T16:30:13.068270922</dc:date>
    <meta:editing-duration>PT5H8M28S</meta:editing-duration>
    <meta:editing-cycles>4</meta:editing-cycles>
    <meta:generator>LibreOffice/6.4.7.2$Linux_X86_64 LibreOffice_project/40$Build-2</meta:generator>
    <meta:document-statistic meta:table-count="0" meta:image-count="0" meta:object-count="0" meta:page-count="1" meta:paragraph-count="25" meta:word-count="466" meta:character-count="2671" meta:non-whitespace-character-count="2226"/>
  </office:meta>
</office:document-meta>
</file>